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2351"/>
    </style:style>
    <style:style style:name="T1" style:family="text">
      <style:text-properties officeooo:rsid="001f4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joying books and stories in different ways. (eg. 3 of 6 to continue)</text:span></text:p>
      <text:p text:style-name="P1"><text:span text:style-name="T1"/></text:p>
      <text:p text:style-name="P1"><text:span text:style-name="T1">A book about a girl when I am a boy / a book about a boy when I am a girl</text:span></text:p>
      <text:p text:style-name="P1"><text:span text:style-name="T1">A book with illustrations</text:span></text:p>
      <text:p text:style-name="P1"><text:span text:style-name="T1">A book without illustrations</text:span></text:p>
      <text:p text:style-name="P1"><text:span text:style-name="T1">A comic book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5-05-28T10:21:25</meta:creation-date>
    <dc:date>2015-05-28T10:21:43</dc:date>
    <dc:creator>Rob </dc:creator>
    <meta:editing-duration>P0D</meta:editing-duration>
    <meta:editing-cycles>1</meta:editing-cycles>
    <meta:document-statistic meta:table-count="0" meta:image-count="0" meta:object-count="0" meta:page-count="1" meta:paragraph-count="5" meta:word-count="45" meta:character-count="208" meta:non-whitespace-character-count="168"/>
    <meta:generator>LibreOffice/4.0.2.2$Linux_X86_64 LibreOffice_project/400m0$Build-2</meta:generator>
  </office:meta>
</office:document-meta>
</file>